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81cm" svg:stroke-color="#800000" draw:marker-start-width="0.321cm" draw:marker-end-width="0.321cm" draw:stroke-linejoin="none" draw:fill="none" draw:textarea-horizontal-align="justify" draw:textarea-vertical-align="middle" draw:auto-grow-height="false" fo:min-height="14.731cm" fo:min-width="22.613cm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175cm"/>
    </style:style>
    <style:style style:name="gr4" style:family="graphic" style:parent-style-name="standard">
      <style:graphic-properties svg:stroke-width="0.081cm" svg:stroke-color="#800000" draw:marker-start-width="0.321cm" draw:marker-end-width="0.321cm" draw:stroke-linejoin="none" draw:fill="none" draw:textarea-horizontal-align="justify" draw:textarea-vertical-align="middle" draw:auto-grow-height="false" fo:min-height="10.873cm" fo:min-width="17.614cm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cm" fo:min-width="13.015cm"/>
    </style:style>
    <style:style style:name="gr6" style:family="graphic" style:parent-style-name="standard">
      <style:graphic-properties svg:stroke-width="0.081cm" svg:stroke-color="#800000" draw:marker-start-width="0.321cm" draw:marker-end-width="0.321cm" draw:stroke-linejoin="none" draw:fill="none" draw:textarea-horizontal-align="justify" draw:textarea-vertical-align="middle" draw:auto-grow-height="false" fo:min-height="5.672cm" fo:min-width="13.216cm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cm" fo:min-width="7.156cm"/>
    </style:style>
    <style:style style:name="gr8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1.258cm" fo:min-width="22.50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4.07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3.38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2.948cm"/>
    </style:style>
    <style:style style:name="gr12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3.464cm" fo:min-width="1.035cm"/>
    </style:style>
    <style:style style:name="gr13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1.258cm" fo:min-width="16.694cm"/>
    </style:style>
    <style:style style:name="gr14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1.258cm" fo:min-width="22.0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3.812cm"/>
    </style:style>
    <style:style style:name="gr16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1.258cm" fo:min-width="23.154cm"/>
    </style:style>
    <style:style style:name="gr17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.861cm" fo:min-width="5.222cm"/>
    </style:style>
    <style:style style:name="gr18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1.258cm" fo:min-width="23.46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2.54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6.132cm"/>
    </style:style>
    <style:style style:name="gr21" style:family="graphic" style:parent-style-name="standard">
      <style:graphic-properties svg:stroke-width="0.081cm" svg:stroke-color="#ff0000" draw:marker-start-width="0.321cm" draw:marker-end-width="0.321cm" draw:fill="none" draw:opacity="0%" draw:textarea-horizontal-align="justify" draw:textarea-vertical-align="middle" draw:auto-grow-height="false" fo:min-height="1.27cm" fo:min-width="8.42cm" fo:padding-top="0.165cm" fo:padding-bottom="0.165cm" fo:padding-left="0.29cm" fo:padding-right="0.29cm"/>
    </style:style>
    <style:style style:name="gr22" style:family="graphic" style:parent-style-name="standard">
      <style:graphic-properties svg:stroke-width="0.081cm" svg:stroke-color="#ff0000" draw:marker-start-width="0.321cm" draw:marker-end-width="0.321cm" draw:fill="none" draw:opacity="0%" draw:textarea-horizontal-align="justify" draw:textarea-vertical-align="middle" draw:auto-grow-height="false" fo:min-height="1.27cm" fo:min-width="7.82cm" fo:padding-top="0.165cm" fo:padding-bottom="0.165cm" fo:padding-left="0.29cm" fo:padding-right="0.29cm"/>
    </style:style>
    <style:style style:name="gr23" style:family="graphic" style:parent-style-name="standard">
      <style:graphic-properties svg:stroke-width="0.081cm" svg:stroke-color="#ff0000" draw:marker-start-width="0.321cm" draw:marker-end-width="0.321cm" draw:fill="none" draw:opacity="0%" draw:textarea-horizontal-align="justify" draw:textarea-vertical-align="middle" draw:auto-grow-height="false" fo:min-height="1.27cm" fo:min-width="3.02cm" fo:padding-top="0.165cm" fo:padding-bottom="0.165cm" fo:padding-left="0.29cm" fo:padding-right="0.29cm"/>
    </style:style>
    <style:style style:name="gr24" style:family="graphic" style:parent-style-name="standard">
      <style:graphic-properties svg:stroke-width="0.081cm" svg:stroke-color="#ff0000" draw:marker-start-width="0.321cm" draw:marker-end-width="0.321cm" draw:fill="none" draw:opacity="0%" draw:textarea-horizontal-align="justify" draw:textarea-vertical-align="middle" draw:auto-grow-height="false" fo:min-height="1.27cm" fo:min-width="10.82cm" fo:padding-top="0.165cm" fo:padding-bottom="0.165cm" fo:padding-left="0.29cm" fo:padding-right="0.2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standard">
      <style:graphic-properties draw:stroke="none" draw:fill="none" fo:min-height="6.415cm"/>
    </style:style>
    <style:style style:name="gr27" style:family="graphic" style:parent-style-name="standard">
      <style:graphic-properties draw:stroke="none" draw:fill="none" fo:min-height="8.43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21cm" fo:min-width="21.087cm"/>
    </style:style>
    <style:style style:name="pr1" style:family="presentation" style:parent-style-name="Standard-title">
      <style:graphic-properties draw:auto-grow-height="true" fo:min-height="3.507cm"/>
    </style:style>
    <style:style style:name="pr2" style:family="presentation" style:parent-style-name="Standard-subtitle">
      <style:graphic-properties draw:fill-color="#ffffff" draw:auto-grow-height="true" fo:min-height="12.183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outline1">
      <style:graphic-properties fo:min-height="13.863cm"/>
    </style:style>
    <style:style style:name="pr5" style:family="presentation" style:parent-style-name="Standard-subtitle">
      <style:graphic-properties draw:fill-color="#ffffff" fo:min-height="13.863cm"/>
    </style:style>
    <style:style style:name="pr6" style:family="presentation" style:parent-style-name="Standard-subtitle">
      <style:graphic-properties draw:fill-color="#ffffff" fo:min-height="18.8cm"/>
    </style:style>
    <style:style style:name="pr7" style:family="presentation" style:parent-style-name="Standard-subtitle">
      <style:graphic-properties draw:fill-color="#ffffff" fo:min-height="9.6cm"/>
    </style:style>
    <style:style style:name="pr8" style:family="presentation" style:parent-style-name="Standard-notes">
      <style:graphic-properties draw:fill-color="#ffffff" fo:min-height="13.364cm"/>
    </style:style>
    <style:style style:name="pr9" style:family="presentation" style:parent-style-name="Standard-outline1">
      <style:graphic-properties draw:auto-grow-height="true" fo:min-height="12.183cm"/>
    </style:style>
    <style:style style:name="pr10" style:family="presentation" style:parent-style-name="Standard-title">
      <style:graphic-properties fo:min-height="3.507cm"/>
    </style:style>
    <style:style style:name="pr11" style:family="presentation" style:parent-style-name="Standard-outline1">
      <style:graphic-properties fo:min-height="12.183cm"/>
    </style:style>
    <style:style style:name="pr12" style:family="presentation" style:parent-style-name="Standard-outline1">
      <style:graphic-properties fo:min-height="1.887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style:paragraph-properties fo:line-height="150%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color="#800000" fo:font-size="24pt" fo:font-weight="bold" style:font-size-asian="24pt" style:font-weight-asian="bold" style:font-size-complex="24pt" style:font-weight-complex="bold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/>
      <style:text-properties fo:font-size="36pt" style:font-size-asian="36pt" style:font-size-complex="36pt"/>
    </style:style>
    <style:style style:name="P9" style:family="paragraph">
      <loext:graphic-properties draw:fill-color="#ffffff"/>
      <style:paragraph-properties fo:text-align="start"/>
      <style:text-properties fo:color="#000000" fo:font-size="32pt" style:font-size-asian="32pt" style:font-size-complex="32pt"/>
    </style:style>
    <style:style style:name="P10" style:family="paragraph">
      <loext:graphic-properties draw:fill-color="#ffffff"/>
      <style:paragraph-properties fo:text-align="start"/>
      <style:text-properties fo:color="#000000" fo:font-size="20pt" style:font-size-asian="20pt" style:font-size-complex="20pt"/>
    </style:style>
    <style:style style:name="P11" style:family="paragraph">
      <loext:graphic-properties draw:fill="none" draw:fill-color="#ffffff" draw:fill-image-width="0cm" draw:fill-image-height="0cm"/>
      <style:paragraph-properties fo:text-align="start"/>
      <style:text-properties fo:color="#000000" fo:font-size="32pt" style:font-size-asian="32pt" style:font-size-complex="32pt"/>
    </style:style>
    <style:style style:name="P12" style:family="paragraph">
      <loext:graphic-properties draw:fill="none" draw:fill-color="#ffffff"/>
      <style:text-properties fo:color="#ff0000" fo:font-size="32pt" style:font-size-asian="32pt" style:font-size-complex="32pt"/>
    </style:style>
    <style:style style:name="P13" style:family="paragraph">
      <loext:graphic-properties draw:fill="none" draw:fill-color="#ffffff" draw:fill-image-width="0cm" draw:fill-image-height="0cm"/>
      <style:text-properties fo:font-size="60pt" style:font-size-asian="60pt" style:font-size-complex="60pt"/>
    </style:style>
    <style:style style:name="P14" style:family="paragraph">
      <loext:graphic-properties draw:fill="none" draw:fill-color="#ffffff"/>
      <style:text-properties fo:color="#ff6633" fo:font-size="32pt" style:font-size-asian="32pt" style:font-size-complex="32pt"/>
    </style:style>
    <style:style style:name="P15" style:family="paragraph">
      <loext:graphic-properties draw:fill="none" draw:fill-color="#ffffff" draw:fill-image-width="0cm" draw:fill-image-height="0cm"/>
      <style:text-properties fo:font-size="22pt" style:font-size-asian="22pt" style:font-size-complex="22pt"/>
    </style:style>
    <style:style style:name="P16" style:family="paragraph">
      <loext:graphic-properties draw:fill="none" draw:fill-color="#ffffff"/>
      <style:text-properties fo:color="#008000" fo:font-size="32pt" style:font-size-asian="32pt" style:font-size-complex="32pt"/>
    </style:style>
    <style:style style:name="P17" style:family="paragraph">
      <loext:graphic-properties draw:fill="none" draw:opacity="0%"/>
      <style:paragraph-properties fo:text-align="center"/>
    </style:style>
    <style:style style:name="P18" style:family="paragraph">
      <loext:graphic-properties draw:fill="none" draw:fill-color="#ffffff"/>
      <style:text-properties fo:color="#dc2300" fo:font-size="40pt" style:font-size-asian="40pt" style:font-size-complex="40pt"/>
    </style:style>
    <style:style style:name="P19" style:family="paragraph">
      <loext:graphic-properties draw:fill="none"/>
      <style:text-properties fo:font-size="24pt" style:font-size-asian="24pt" style:font-size-complex="24pt"/>
    </style:style>
    <style:style style:name="P20" style:family="paragraph">
      <loext:graphic-properties draw:fill="none"/>
      <style:text-properties fo:font-size="18pt"/>
    </style:style>
    <style:style style:name="P21" style:family="paragraph">
      <style:paragraph-properties fo:margin-top="0.508cm" fo:margin-bottom="0cm"/>
    </style:style>
    <style:style style:name="P22" style:family="paragraph">
      <loext:graphic-properties draw:fill="none" draw:fill-color="#ffffff"/>
      <style:paragraph-properties fo:margin-top="0.508cm" fo:margin-bottom="0cm"/>
      <style:text-properties fo:font-size="28pt" style:font-size-asian="28pt" style:font-size-complex="28pt"/>
    </style:style>
    <style:style style:name="T1" style:family="text">
      <style:text-properties fo:font-size="3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800000"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color="#800000" fo:font-size="36pt" fo:font-weight="bold" style:font-size-asian="36pt" style:font-weight-asian="bold" style:font-size-complex="36pt" style:font-weight-complex="bold"/>
    </style:style>
    <style:style style:name="T7" style:family="text">
      <style:text-properties fo:color="#00ff00" fo:font-size="32pt" style:font-size-asian="32pt" style:font-size-complex="32pt"/>
    </style:style>
    <style:style style:name="T8" style:family="text">
      <style:text-properties fo:color="#000000" fo:font-size="32pt" style:font-size-asian="32pt" style:font-size-complex="32pt"/>
    </style:style>
    <style:style style:name="T9" style:family="text">
      <style:text-properties fo:color="#ff6633" fo:font-size="32pt" style:font-size-asian="32pt" style:font-size-complex="32pt"/>
    </style:style>
    <style:style style:name="T10" style:family="text">
      <style:text-properties fo:color="#ff0000" fo:font-size="32pt" style:font-size-asian="32pt" style:font-size-complex="32pt"/>
    </style:style>
    <style:style style:name="T11" style:family="text">
      <style:text-properties fo:color="#dc2300" fo:font-size="32pt" style:font-size-asian="32pt" style:font-size-complex="32pt"/>
    </style:style>
    <style:style style:name="T12" style:family="text">
      <style:text-properties fo:color="#00ff00" fo:font-size="20pt" style:font-size-asian="20pt" style:font-size-complex="20pt"/>
    </style:style>
    <style:style style:name="T13" style:family="text">
      <style:text-properties fo:color="#000000" fo:font-size="20pt" style:font-size-asian="20pt" style:font-size-complex="20pt"/>
    </style:style>
    <style:style style:name="T14" style:family="text">
      <style:text-properties fo:color="#ff6633" fo:font-size="20pt" style:font-size-asian="20pt" style:font-size-complex="20pt"/>
    </style:style>
    <style:style style:name="T15" style:family="text">
      <style:text-properties fo:color="#ff0000" fo:font-size="20pt" style:font-size-asian="20pt" style:font-size-complex="20pt"/>
    </style:style>
    <style:style style:name="T16" style:family="text">
      <style:text-properties fo:color="#dc2300" fo:font-size="20pt" style:font-size-asian="20pt" style:font-size-complex="20pt"/>
    </style:style>
    <style:style style:name="T17" style:family="text">
      <style:text-properties fo:font-size="88pt" style:font-size-asian="88pt" style:font-size-complex="88pt"/>
    </style:style>
    <style:style style:name="T18" style:family="text">
      <style:text-properties fo:color="#008000" fo:font-size="32pt" style:font-size-asian="32pt" style:font-size-complex="32pt"/>
    </style:style>
    <style:style style:name="T19" style:family="text">
      <style:text-properties fo:color="#000000" fo:font-size="36pt" fo:font-weight="normal" style:font-size-asian="36pt" style:font-weight-asian="normal" style:font-size-complex="36pt" style:font-weight-complex="normal"/>
    </style:style>
    <style:style style:name="T20" style:family="text">
      <style:text-properties fo:language="en" fo:country="US"/>
    </style:style>
    <style:style style:name="T21" style:family="text">
      <style:text-properties fo:language="de" fo:country="DE"/>
    </style:style>
    <style:style style:name="T22" style:family="text">
      <style:text-properties fo:language="en" fo:country="ZW"/>
    </style:style>
    <style:style style:name="T23" style:family="text">
      <style:text-properties fo:language="fr" fo:country="TG"/>
    </style:style>
    <style:style style:name="T24" style:family="text">
      <style:text-properties fo:color="#dc2300" fo:font-size="40pt" style:font-size-asian="40pt" style:font-size-complex="40pt"/>
    </style:style>
    <style:style style:name="T25" style:family="text">
      <style:text-properties fo:font-size="24pt" style:font-size-asian="24pt" style:font-size-complex="24pt"/>
    </style:style>
    <style:style style:name="T26" style:family="text">
      <style:text-properties fo:font-size="18pt"/>
    </style:style>
    <style:style style:name="T27" style:family="text">
      <style:text-properties fo:font-size="28pt" style:font-size-asian="28pt" style:font-size-complex="28pt"/>
    </style:style>
    <style:style style:name="T28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Javascript Module Pattern</text:p>
          </draw:text-box>
        </draw:frame>
        <draw:frame presentation:style-name="pr2" draw:text-style-name="P1" draw:layer="layout" svg:width="25.191cm" svg:height="12.183cm" svg:x="1.399cm" svg:y="4.915cm" presentation:class="subtitle">
          <draw:text-box>
            <text:p><text:span text:style-name="T1">„</text:span><text:span text:style-name="T1">Inspirational Quote Here“ </text:span></text:p>
            <text:p><text:span text:style-name="T1"><text:tab/></text:span><text:span text:style-name="T1"><text:tab/></text:span><text:span text:style-name="T2">- Some Relevant Pers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Structure</text:p>
          </draw:text-box>
        </draw:frame>
        <draw:frame presentation:style-name="pr4" draw:text-style-name="P3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 text:style-name="P3"><text:span text:style-name="T3">Module Pattern – An Overview</text:span></text:p>
              </text:list-item>
              <text:list-item>
                <text:p text:style-name="P3">Advantages of the Module Pattern</text:p>
              </text:list-item>
              <text:list-item>
                <text:p text:style-name="P3">Disadvantages of the Module Pattern</text:p>
              </text:list-item>
              <text:list-item>
                <text:p text:style-name="P3">Our Application: Tic Tac Toe</text:p>
              </text:list-item>
              <text:list-item>
                <text:p text:style-name="P3"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Module Pattern – An Overview</text:p>
          </draw:text-box>
        </draw:frame>
        <draw:frame presentation:style-name="pr4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emulate classes</text:p>
              </text:list-item>
              <text:list-item>
                <text:p>new private scope</text:p>
              </text:list-item>
              <text:list-item>
                <text:p>module extensions</text:p>
              </text:list-item>
              <text:list-item>
                <text:p>apportionable on different fi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Module Pattern - Example</text:p>
          </draw:text-box>
        </draw:frame>
        <draw:custom-shape draw:style-name="gr2" draw:text-style-name="P5" xml:id="id1" draw:id="id1" draw:layer="layout" svg:width="23.193cm" svg:height="15.061cm" svg:x="2.399cm" svg:y="4.34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6" draw:layer="layout" svg:width="5.675cm" svg:height="1.195cm" svg:x="2.999cm" svg:y="5.001cm">
          <draw:text-box>
            <text:p xml:id="id2" text:id="id2"><text:span text:style-name="T4">global scope</text:span></text:p>
          </draw:text-box>
        </draw:frame>
        <draw:custom-shape draw:style-name="gr4" draw:text-style-name="P5" xml:id="id3" draw:id="id3" draw:layer="layout" svg:width="18.194cm" svg:height="11.203cm" svg:x="4.798cm" svg:y="6.8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6" draw:layer="layout" svg:width="13.515cm" svg:height="2.14cm" svg:x="5.637cm" svg:y="7.841cm">
          <draw:text-box>
            <text:p xml:id="id4" text:id="id4"><text:span text:style-name="T4">Module</text:span></text:p>
            <text:p xml:id="id5" text:id="id5"><text:span text:style-name="T4">public scope = object properties</text:span></text:p>
          </draw:text-box>
        </draw:frame>
        <draw:custom-shape draw:style-name="gr6" draw:text-style-name="P5" xml:id="id6" draw:id="id6" draw:layer="layout" svg:width="13.796cm" svg:height="6.002cm" svg:x="6.804cm" svg:y="10.83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" draw:text-style-name="P6" draw:layer="layout" svg:width="7.656cm" svg:height="2.14cm" svg:x="7.997cm" svg:y="12.403cm">
          <draw:text-box>
            <text:p xml:id="id7" text:id="id7"><text:span text:style-name="T4">function scope = </text:span></text:p>
            <text:p xml:id="id8" text:id="id8"><text:span text:style-name="T4">private properti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LineColor;ColorStyle;Accelerate;Decelerate;AutoReverse" presentation:node-type="on-click" presentation:preset-class="emphasis" presentation:preset-id="ooo-emphasis-line-color" presentation:preset-sub-type="2">
                  <anim:animateColor smil:dur="0.5s" smil:fill="hold" smil:targetElement="id1" smil:attributeName="stroke-color" smil:to="#000000" anim:color-interpolation="rgb" anim:color-interpolation-direction="clockwise"/>
                  <anim:set smil:dur="0.5s" smil:fill="hold" smil:targetElement="id1" smil:attributeName="stroke" smil:to="solid"/>
                </anim:par>
                <anim:par smil:begin="0s" smil:fill="hold" presentation:node-type="with-previous" presentation:preset-class="emphasis" presentation:preset-id="ooo-emphasis-font-color" presentation:preset-sub-type="2" presentation:group-id="1">
                  <anim:animateColor smil:dur="0.5s" smil:fill="hold" smil:targetElement="id2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3" smil:attributeName="stroke-color" smil:to="#000000" anim:color-interpolation="rgb" anim:color-interpolation-direction="clockwise"/>
                  <anim:set smil:dur="0.5s" smil:fill="hold" smil:targetElement="id3" smil:attributeName="stroke" smil:to="solid"/>
                </anim:par>
                <anim:par smil:begin="0s" smil:fill="hold" presentation:node-type="with-previous" presentation:preset-class="emphasis" presentation:preset-id="ooo-emphasis-font-color" presentation:preset-sub-type="2" presentation:group-id="3">
                  <anim:animateColor smil:dur="0.5s" smil:fill="hold" smil:targetElement="id4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 presentation:group-id="3">
                  <anim:animateColor smil:dur="0.5s" smil:fill="hold" smil:targetElement="id5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presentation:style-name="pr5" draw:text-style-name="P8" draw:layer="layout" svg:width="25.191cm" svg:height="13.863cm" svg:x="1.399cm" svg:y="3.493cm" presentation:class="subtitle" presentation:user-transformed="true">
          <draw:text-box>
            <text:p text:style-name="P7"><text:span text:style-name="T5">var ExampleModule = (function() {</text:span></text:p>
            <text:p xml:id="id10" text:id="id10" text:style-name="P7"><text:span text:style-name="T5"><text:tab/></text:span><text:span text:style-name="T6">var object = {};</text:span></text:p>
            <text:p text:style-name="P7"><text:span text:style-name="T6"/></text:p>
            <text:p xml:id="id9" text:id="id9" text:style-name="P7"><text:span text:style-name="T6"><text:tab/></text:span><text:span text:style-name="T6">var privateProperty = …;</text:span></text:p>
            <text:p text:style-name="P7"><text:span text:style-name="T6"/></text:p>
            <text:p xml:id="id11" text:id="id11" text:style-name="P7"><text:span text:style-name="T6"><text:tab/></text:span><text:span text:style-name="T6">object.publicProperty = …;</text:span></text:p>
            <text:p text:style-name="P7"><text:span text:style-name="T6"/></text:p>
            <text:p xml:id="id12" text:id="id12" text:style-name="P7"><text:span text:style-name="T6"><text:tab/></text:span><text:span text:style-name="T6">return object;</text:span></text:p>
            <text:p text:style-name="P7"><text:span text:style-name="T5">}()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10" anim:sub-item="text" smil:attributeName="color" smil:to="#000000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9" anim:sub-item="text" smil:attributeName="color" smil:to="#000000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11" anim:sub-item="text" smil:attributeName="color" smil:to="#000000" anim:color-interpolation="rgb" anim:color-interpolation-direction="clockwi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6" draw:text-style-name="P9" draw:layer="layout" svg:width="25.601cm" svg:height="18.8cm" svg:x="1.4cm" svg:y="1.2cm">
          <draw:text-box>
            <text:p text:style-name="P7"><text:span text:style-name="T7">var</text:span><text:span text:style-name="T8"> ExampleModule = (</text:span><text:span text:style-name="T7">function</text:span><text:span text:style-name="T8">() {</text:span></text:p>
            <text:p text:style-name="P7"><text:span text:style-name="T8"><text:tab/></text:span><text:span text:style-name="T7">var</text:span><text:span text:style-name="T8"> object = {};</text:span></text:p>
            <text:p text:style-name="P7"><text:span text:style-name="T8"><text:tab/></text:span><text:span text:style-name="T7">var</text:span><text:span text:style-name="T8"> privateVariable = ''</text:span><text:span text:style-name="T9">private</text:span><text:span text:style-name="T8">'';</text:span></text:p>
            <text:p text:style-name="P7"><text:span text:style-name="T8"><text:tab/></text:span><text:span text:style-name="T7">var</text:span><text:span text:style-name="T8"> privateFunction = </text:span><text:span text:style-name="T7">function</text:span><text:span text:style-name="T8">(){</text:span></text:p>
            <text:p text:style-name="P7"><text:span text:style-name="T8"><text:tab/></text:span><text:span text:style-name="T8"><text:tab/></text:span><text:span text:style-name="T7">return</text:span><text:span text:style-name="T8"> privateVariable;</text:span></text:p>
            <text:p text:style-name="P7"><text:span text:style-name="T8"><text:tab/></text:span><text:span text:style-name="T8">};</text:span></text:p>
            <text:p text:style-name="P7"><text:span text:style-name="T8"><text:tab/></text:span><text:span text:style-name="T8">object.</text:span><text:span text:style-name="T10">publicVariable</text:span><text:span text:style-name="T8"> = ''</text:span><text:span text:style-name="T9">public</text:span><text:span text:style-name="T8">'';</text:span></text:p>
            <text:p text:style-name="P7"><text:span text:style-name="T8"><text:tab/></text:span><text:span text:style-name="T8">object.</text:span><text:span text:style-name="T11">publicFunction</text:span><text:span text:style-name="T8"> = </text:span><text:span text:style-name="T7">function</text:span><text:span text:style-name="T8">() {</text:span></text:p>
            <text:p text:style-name="P7"><text:span text:style-name="T8"><text:tab/></text:span><text:span text:style-name="T8"><text:tab/></text:span><text:span text:style-name="T7">return</text:span><text:span text:style-name="T8"> object.</text:span><text:span text:style-name="T10">publicVariable</text:span><text:span text:style-name="T8">;</text:span></text:p>
            <text:p text:style-name="P7"><text:span text:style-name="T8"><text:tab/></text:span><text:span text:style-name="T8">};</text:span></text:p>
            <text:p text:style-name="P7"><text:span text:style-name="T8"><text:tab/></text:span><text:span text:style-name="T7">return</text:span><text:span text:style-name="T8"> object;</text:span></text:p>
            <text:p text:style-name="P7"><text:span text:style-name="T8">}()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7" draw:text-style-name="P10" draw:layer="layout" svg:width="13.435cm" svg:height="9.6cm" svg:x="8cm" svg:y="1cm">
          <draw:text-box>
            <text:p text:style-name="P7"><text:span text:style-name="T12">var</text:span><text:span text:style-name="T13"> ExampleModule = (</text:span><text:span text:style-name="T12">function</text:span><text:span text:style-name="T13">() {</text:span></text:p>
            <text:p text:style-name="P7"><text:span text:style-name="T13"><text:tab/></text:span><text:span text:style-name="T12">var</text:span><text:span text:style-name="T13"> object = {};</text:span></text:p>
            <text:p text:style-name="P7"><text:span text:style-name="T13"><text:tab/></text:span><text:span text:style-name="T12">var</text:span><text:span text:style-name="T13"> privateVariable = ''</text:span><text:span text:style-name="T14">private</text:span><text:span text:style-name="T13">'';</text:span></text:p>
            <text:p text:style-name="P7"><text:span text:style-name="T13"><text:tab/></text:span><text:span text:style-name="T12">var</text:span><text:span text:style-name="T13"> privateFunction = </text:span><text:span text:style-name="T12">function</text:span><text:span text:style-name="T13">(){</text:span></text:p>
            <text:p text:style-name="P7"><text:span text:style-name="T13"><text:tab/></text:span><text:span text:style-name="T13"><text:tab/></text:span><text:span text:style-name="T12">return</text:span><text:span text:style-name="T13"> privateVariable;</text:span></text:p>
            <text:p text:style-name="P7"><text:span text:style-name="T13"><text:tab/></text:span><text:span text:style-name="T13">};</text:span></text:p>
            <text:p text:style-name="P7"><text:span text:style-name="T13"><text:tab/></text:span><text:span text:style-name="T13">object.</text:span><text:span text:style-name="T15">publicVariable</text:span><text:span text:style-name="T13"> = ''</text:span><text:span text:style-name="T14">public</text:span><text:span text:style-name="T13">'';</text:span></text:p>
            <text:p text:style-name="P7"><text:span text:style-name="T13"><text:tab/></text:span><text:span text:style-name="T13">object.</text:span><text:span text:style-name="T16">publicFunction</text:span><text:span text:style-name="T13"> = </text:span><text:span text:style-name="T12">function</text:span><text:span text:style-name="T13">() {</text:span></text:p>
            <text:p text:style-name="P7"><text:span text:style-name="T13"><text:tab/></text:span><text:span text:style-name="T13"><text:tab/></text:span><text:span text:style-name="T12">return</text:span><text:span text:style-name="T13"> object.publicVariable;</text:span></text:p>
            <text:p text:style-name="P7"><text:span text:style-name="T13"><text:tab/></text:span><text:span text:style-name="T13">};</text:span></text:p>
            <text:p text:style-name="P7"><text:span text:style-name="T13"><text:tab/></text:span><text:span text:style-name="T12">return</text:span><text:span text:style-name="T13"> object;</text:span></text:p>
            <text:p text:style-name="P7"><text:span text:style-name="T13">}());</text:span></text:p>
          </draw:text-box>
        </draw:frame>
        <draw:frame draw:style-name="gr8" draw:text-style-name="P11" draw:layer="layout" svg:width="23.006cm" svg:height="1.508cm" svg:x="2.6cm" svg:y="12.2cm">
          <draw:text-box>
            <text:p text:style-name="P7"><text:span text:style-name="T8">console.log(exampleModule.privateVariable);</text:span></text:p>
          </draw:text-box>
        </draw:frame>
        <draw:frame draw:style-name="gr9" draw:text-style-name="P12" draw:layer="layout" svg:width="4.579cm" svg:height="1.508cm" svg:x="11.621cm" svg:y="13.892cm">
          <draw:text-box>
            <text:p xml:id="id13" text:id="id13"><text:span text:style-name="T10">ERROR</text:span></text:p>
          </draw:text-box>
        </draw:frame>
        <draw:frame draw:style-name="gr10" draw:text-style-name="P12" draw:layer="layout" svg:width="3.889cm" svg:height="1.508cm" svg:x="2.2cm" svg:y="3.6cm">
          <draw:text-box>
            <text:p><text:span text:style-name="T10">private</text:span></text:p>
          </draw:text-box>
        </draw:frame>
        <draw:frame draw:style-name="gr11" draw:text-style-name="P12" draw:layer="layout" svg:width="3.448cm" svg:height="1.508cm" svg:x="2.752cm" svg:y="6.6cm">
          <draw:text-box>
            <text:p><text:span text:style-name="T10">public</text:span></text:p>
          </draw:text-box>
        </draw:frame>
        <draw:frame draw:style-name="gr12" draw:text-style-name="P13" draw:layer="layout" svg:width="1.535cm" svg:height="3.714cm" svg:x="5.865cm" svg:y="5.286cm">
          <draw:text-box>
            <text:p><text:span text:style-name="T17">{</text:span></text:p>
          </draw:text-box>
        </draw:frame>
        <draw:frame draw:style-name="gr12" draw:text-style-name="P13" draw:layer="layout" svg:width="1.535cm" svg:height="3.714cm" svg:x="5.8cm" svg:y="2.286cm">
          <draw:text-box>
            <text:p><text:span text:style-name="T17">{</text:span></text:p>
          </draw:text-box>
        </draw:frame>
        <draw:frame draw:style-name="gr13" draw:text-style-name="P11" draw:layer="layout" svg:width="17.567cm" svg:height="1.508cm" svg:x="5.27cm" svg:y="15.619cm">
          <draw:text-box>
            <text:p text:style-name="P7"><text:span text:style-name="T8">exampleModule.privateFunction();</text:span></text:p>
          </draw:text-box>
        </draw:frame>
        <draw:frame draw:style-name="gr9" draw:text-style-name="P12" draw:layer="layout" svg:width="4.579cm" svg:height="1.508cm" svg:x="11.621cm" svg:y="17.8cm">
          <draw:text-box>
            <text:p xml:id="id14" text:id="id14"><text:span text:style-name="T10">ERRO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7" draw:text-style-name="P10" draw:layer="layout" svg:width="13.435cm" svg:height="9.6cm" svg:x="8cm" svg:y="1cm">
          <draw:text-box>
            <text:p text:style-name="P7"><text:span text:style-name="T12">var</text:span><text:span text:style-name="T13"> ExampleModule = (</text:span><text:span text:style-name="T12">function</text:span><text:span text:style-name="T13">() {</text:span></text:p>
            <text:p text:style-name="P7"><text:span text:style-name="T13"><text:tab/></text:span><text:span text:style-name="T12">var</text:span><text:span text:style-name="T13"> object = {};</text:span></text:p>
            <text:p text:style-name="P7"><text:span text:style-name="T13"><text:tab/></text:span><text:span text:style-name="T12">var</text:span><text:span text:style-name="T13"> privateVariable = ''</text:span><text:span text:style-name="T14">private</text:span><text:span text:style-name="T13">'';</text:span></text:p>
            <text:p text:style-name="P7"><text:span text:style-name="T13"><text:tab/></text:span><text:span text:style-name="T12">var</text:span><text:span text:style-name="T13"> privateFunction = </text:span><text:span text:style-name="T12">function</text:span><text:span text:style-name="T13">(){</text:span></text:p>
            <text:p text:style-name="P7"><text:span text:style-name="T13"><text:tab/></text:span><text:span text:style-name="T13"><text:tab/></text:span><text:span text:style-name="T12">return</text:span><text:span text:style-name="T13"> privateVariable;</text:span></text:p>
            <text:p text:style-name="P7"><text:span text:style-name="T13"><text:tab/></text:span><text:span text:style-name="T13">};</text:span></text:p>
            <text:p text:style-name="P7"><text:span text:style-name="T13"><text:tab/></text:span><text:span text:style-name="T13">object.</text:span><text:span text:style-name="T15">publicVariable</text:span><text:span text:style-name="T13"> = ''</text:span><text:span text:style-name="T14">public</text:span><text:span text:style-name="T13">'';</text:span></text:p>
            <text:p text:style-name="P7"><text:span text:style-name="T13"><text:tab/></text:span><text:span text:style-name="T13">object.</text:span><text:span text:style-name="T16">publicFunction</text:span><text:span text:style-name="T13"> = </text:span><text:span text:style-name="T12">function</text:span><text:span text:style-name="T13">() {</text:span></text:p>
            <text:p text:style-name="P7"><text:span text:style-name="T13"><text:tab/></text:span><text:span text:style-name="T13"><text:tab/></text:span><text:span text:style-name="T12">return</text:span><text:span text:style-name="T13"> object.publicVariable;</text:span></text:p>
            <text:p text:style-name="P7"><text:span text:style-name="T13"><text:tab/></text:span><text:span text:style-name="T13">};</text:span></text:p>
            <text:p text:style-name="P7"><text:span text:style-name="T13"><text:tab/></text:span><text:span text:style-name="T12">return</text:span><text:span text:style-name="T13"> object;</text:span></text:p>
            <text:p text:style-name="P7"><text:span text:style-name="T13">}());</text:span></text:p>
          </draw:text-box>
        </draw:frame>
        <draw:frame draw:style-name="gr14" draw:text-style-name="P11" draw:layer="layout" svg:width="22.57cm" svg:height="1.508cm" svg:x="2.6cm" svg:y="12.2cm">
          <draw:text-box>
            <text:p text:style-name="P7"><text:span text:style-name="T8">console.log(exampleModule.publicVariable);</text:span></text:p>
          </draw:text-box>
        </draw:frame>
        <draw:frame draw:style-name="gr15" draw:text-style-name="P14" draw:layer="layout" svg:width="4.312cm" svg:height="1.508cm" svg:x="12.2cm" svg:y="13.892cm">
          <draw:text-box>
            <text:p xml:id="id15" text:id="id15"><text:span text:style-name="T9">''public''</text:span></text:p>
          </draw:text-box>
        </draw:frame>
        <draw:frame draw:style-name="gr10" draw:text-style-name="P12" draw:layer="layout" svg:width="3.889cm" svg:height="1.508cm" svg:x="2.2cm" svg:y="3.6cm">
          <draw:text-box>
            <text:p><text:span text:style-name="T10">private</text:span></text:p>
          </draw:text-box>
        </draw:frame>
        <draw:frame draw:style-name="gr11" draw:text-style-name="P12" draw:layer="layout" svg:width="3.448cm" svg:height="1.508cm" svg:x="2.752cm" svg:y="6.6cm">
          <draw:text-box>
            <text:p><text:span text:style-name="T10">public</text:span></text:p>
          </draw:text-box>
        </draw:frame>
        <draw:frame draw:style-name="gr12" draw:text-style-name="P13" draw:layer="layout" svg:width="1.535cm" svg:height="3.714cm" svg:x="5.865cm" svg:y="5.286cm">
          <draw:text-box>
            <text:p><text:span text:style-name="T17">{</text:span></text:p>
          </draw:text-box>
        </draw:frame>
        <draw:frame draw:style-name="gr12" draw:text-style-name="P13" draw:layer="layout" svg:width="1.535cm" svg:height="3.714cm" svg:x="5.8cm" svg:y="2.286cm">
          <draw:text-box>
            <text:p><text:span text:style-name="T17">{</text:span></text:p>
          </draw:text-box>
        </draw:frame>
        <draw:frame draw:style-name="gr16" draw:text-style-name="P11" draw:layer="layout" svg:width="23.654cm" svg:height="1.508cm" svg:x="2.118cm" svg:y="15.8cm">
          <draw:text-box>
            <text:p text:style-name="P7"><text:span text:style-name="T8">console.log(exampleModule.publicFunction());</text:span></text:p>
          </draw:text-box>
        </draw:frame>
        <draw:frame draw:style-name="gr15" draw:text-style-name="P14" draw:layer="layout" svg:width="4.312cm" svg:height="1.508cm" svg:x="12.202cm" svg:y="17.6cm">
          <draw:text-box>
            <text:p xml:id="id16" text:id="id16"><text:span text:style-name="T9">''public''</text:span></text:p>
          </draw:text-box>
        </draw:frame>
        <draw:frame draw:style-name="gr17" draw:text-style-name="P15" draw:layer="layout" svg:width="5.722cm" svg:height="1.111cm" svg:x="5.878cm" svg:y="14.089cm">
          <draw:text-box>
            <text:p><text:span text:style-name="T2">Console ouput:</text:span></text:p>
          </draw:text-box>
        </draw:frame>
        <draw:frame draw:style-name="gr17" draw:text-style-name="P15" draw:layer="layout" svg:width="5.722cm" svg:height="1.111cm" svg:x="5.899cm" svg:y="17.889cm">
          <draw:text-box>
            <text:p><text:span text:style-name="T2">Console ouput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7" draw:text-style-name="P10" draw:layer="layout" svg:width="13.435cm" svg:height="9.6cm" svg:x="8cm" svg:y="1cm">
          <draw:text-box>
            <text:p text:style-name="P7"><text:span text:style-name="T12">var</text:span><text:span text:style-name="T13"> ExampleModule = (</text:span><text:span text:style-name="T12">function</text:span><text:span text:style-name="T13">() {</text:span></text:p>
            <text:p text:style-name="P7"><text:span text:style-name="T13"><text:tab/></text:span><text:span text:style-name="T12">var</text:span><text:span text:style-name="T13"> object = {};</text:span></text:p>
            <text:p text:style-name="P7"><text:span text:style-name="T13"><text:tab/></text:span><text:span text:style-name="T12">var</text:span><text:span text:style-name="T13"> privateVariable = ''</text:span><text:span text:style-name="T14">private</text:span><text:span text:style-name="T13">'';</text:span></text:p>
            <text:p text:style-name="P7"><text:span text:style-name="T13"><text:tab/></text:span><text:span text:style-name="T12">var</text:span><text:span text:style-name="T13"> privateFunction = </text:span><text:span text:style-name="T12">function</text:span><text:span text:style-name="T13">(){</text:span></text:p>
            <text:p text:style-name="P7"><text:span text:style-name="T13"><text:tab/></text:span><text:span text:style-name="T13"><text:tab/></text:span><text:span text:style-name="T12">return</text:span><text:span text:style-name="T13"> privateVariable;</text:span></text:p>
            <text:p text:style-name="P7"><text:span text:style-name="T13"><text:tab/></text:span><text:span text:style-name="T13">};</text:span></text:p>
            <text:p text:style-name="P7"><text:span text:style-name="T13"><text:tab/></text:span><text:span text:style-name="T13">object.</text:span><text:span text:style-name="T15">publicVariable</text:span><text:span text:style-name="T13"> = ''</text:span><text:span text:style-name="T14">public</text:span><text:span text:style-name="T13">'';</text:span></text:p>
            <text:p text:style-name="P7"><text:span text:style-name="T13"><text:tab/></text:span><text:span text:style-name="T13">object.</text:span><text:span text:style-name="T16">publicFunction</text:span><text:span text:style-name="T13"> = </text:span><text:span text:style-name="T12">function</text:span><text:span text:style-name="T13">() {</text:span></text:p>
            <text:p text:style-name="P7"><text:span text:style-name="T13"><text:tab/></text:span><text:span text:style-name="T13"><text:tab/></text:span><text:span text:style-name="T12">return</text:span><text:span text:style-name="T13"> object.publicVariable;</text:span></text:p>
            <text:p text:style-name="P7"><text:span text:style-name="T13"><text:tab/></text:span><text:span text:style-name="T13">};</text:span></text:p>
            <text:p text:style-name="P7"><text:span text:style-name="T13"><text:tab/></text:span><text:span text:style-name="T12">return</text:span><text:span text:style-name="T13"> object;</text:span></text:p>
            <text:p text:style-name="P7"><text:span text:style-name="T13">}());</text:span></text:p>
          </draw:text-box>
        </draw:frame>
        <draw:frame draw:style-name="gr18" draw:text-style-name="P11" draw:layer="layout" svg:width="23.963cm" svg:height="1.508cm" svg:x="2.6cm" svg:y="12.2cm">
          <draw:text-box>
            <text:p text:style-name="P7"><text:span text:style-name="T8">exampleModule.privateVariable = ''not private'';</text:span></text:p>
          </draw:text-box>
        </draw:frame>
        <draw:frame draw:style-name="gr19" draw:text-style-name="P16" draw:layer="layout" svg:width="3.049cm" svg:height="1.508cm" svg:x="12.2cm" svg:y="13.892cm">
          <draw:text-box>
            <text:p xml:id="id17" text:id="id17"><text:span text:style-name="T18">OK</text:span></text:p>
          </draw:text-box>
        </draw:frame>
        <draw:frame draw:style-name="gr10" draw:text-style-name="P12" draw:layer="layout" svg:width="3.889cm" svg:height="1.508cm" svg:x="2.2cm" svg:y="3.6cm">
          <draw:text-box>
            <text:p><text:span text:style-name="T10">private</text:span></text:p>
          </draw:text-box>
        </draw:frame>
        <draw:frame draw:style-name="gr11" draw:text-style-name="P12" draw:layer="layout" svg:width="3.448cm" svg:height="1.508cm" svg:x="2.752cm" svg:y="6.6cm">
          <draw:text-box>
            <text:p><text:span text:style-name="T10">public</text:span></text:p>
          </draw:text-box>
        </draw:frame>
        <draw:frame draw:style-name="gr12" draw:text-style-name="P13" draw:layer="layout" svg:width="1.535cm" svg:height="3.714cm" svg:x="5.865cm" svg:y="5.286cm">
          <draw:text-box>
            <text:p><text:span text:style-name="T17">{</text:span></text:p>
          </draw:text-box>
        </draw:frame>
        <draw:frame draw:style-name="gr12" draw:text-style-name="P13" draw:layer="layout" svg:width="1.535cm" svg:height="3.714cm" svg:x="5.8cm" svg:y="2.286cm">
          <draw:text-box>
            <text:p><text:span text:style-name="T17">{</text:span></text:p>
          </draw:text-box>
        </draw:frame>
        <draw:frame draw:style-name="gr8" draw:text-style-name="P11" draw:layer="layout" svg:width="23.006cm" svg:height="1.508cm" svg:x="2.994cm" svg:y="15.8cm">
          <draw:text-box>
            <text:p text:style-name="P7"><text:span text:style-name="T8">console.log(exampleModule.privateVariable);</text:span></text:p>
          </draw:text-box>
        </draw:frame>
        <draw:frame draw:style-name="gr20" draw:text-style-name="P14" draw:layer="layout" svg:width="6.632cm" svg:height="1.508cm" svg:x="12.202cm" svg:y="17.6cm">
          <draw:text-box>
            <text:p xml:id="id18" text:id="id18"><text:span text:style-name="T9">''not private''</text:span></text:p>
          </draw:text-box>
        </draw:frame>
        <draw:frame draw:style-name="gr17" draw:text-style-name="P15" draw:layer="layout" svg:width="5.722cm" svg:height="1.111cm" svg:x="5.899cm" svg:y="17.889cm">
          <draw:text-box>
            <text:p><text:span text:style-name="T2">Console ouput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Extensionability</text:p>
          </draw:text-box>
        </draw:frame>
        <draw:frame presentation:style-name="pr9" draw:layer="layout" svg:width="25.191cm" svg:height="12.183cm" svg:x="1.399cm" svg:y="4.915cm" presentation:class="outline">
          <draw:text-box>
            <text:list text:style-name="L2">
              <text:list-item>
                <text:p>Add properties</text:p>
              </text:list-item>
              <text:list-item>
                <text:p>Modify properties</text:p>
              </text:list-item>
              <text:list-item>
                <text:p>Different file loca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0" draw:layer="layout" svg:width="25.191cm" svg:height="3.507cm" svg:x="1.399cm" svg:y="0.837cm" presentation:class="title">
          <draw:text-box>
            <text:p>Add and modify properties</text:p>
          </draw:text-box>
        </draw:frame>
        <draw:frame presentation:style-name="pr5" draw:text-style-name="P8" draw:layer="layout" svg:width="25.191cm" svg:height="13.863cm" svg:x="1.2cm" svg:y="4.537cm">
          <draw:text-box>
            <text:p text:style-name="P7"><text:span text:style-name="T5">var ExampleMod</text:span><text:span text:style-name="T19">ule = (function() {</text:span></text:p>
            <text:p text:style-name="P7"><text:span text:style-name="T19"><text:tab/></text:span><text:span text:style-name="T19">var object = {};</text:span></text:p>
            <text:p text:style-name="P7"><text:span text:style-name="T19"/></text:p>
            <text:p text:style-name="P7"><text:span text:style-name="T19"><text:tab/></text:span><text:span text:style-name="T19">var privateProperty = …;</text:span></text:p>
            <text:p text:style-name="P7"><text:span text:style-name="T19"/></text:p>
            <text:p text:style-name="P7"><text:span text:style-name="T19"><text:tab/></text:span><text:span text:style-name="T19">object.publicProperty = …;</text:span></text:p>
            <text:p text:style-name="P7"><text:span text:style-name="T19"/></text:p>
            <text:p text:style-name="P7"><text:span text:style-name="T19"><text:tab/></text:span><text:span text:style-name="T19">return object;</text:span></text:p>
            <text:p text:style-name="P7"><text:span text:style-name="T5">}());</text:span></text:p>
          </draw:text-box>
        </draw:frame>
        <draw:custom-shape draw:style-name="gr21" draw:text-style-name="P17" draw:layer="layout" svg:width="9cm" svg:height="1.6cm" svg:x="2cm" svg:y="6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8.4cm" svg:height="1.6cm" svg:x="2cm" svg:y="1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0" draw:layer="layout" svg:width="25.191cm" svg:height="3.507cm" svg:x="1.399cm" svg:y="0.837cm" presentation:class="title">
          <draw:text-box>
            <text:p>Add and modify properties</text:p>
          </draw:text-box>
        </draw:frame>
        <draw:frame presentation:style-name="pr5" draw:text-style-name="P8" draw:layer="layout" svg:width="25.191cm" svg:height="13.863cm" svg:x="1.181cm" svg:y="4.538cm">
          <draw:text-box>
            <text:p text:style-name="P7"><text:span text:style-name="T5">var ExampleMod</text:span><text:span text:style-name="T19">ule = (function(object) {</text:span></text:p>
            <text:p text:style-name="P7"><text:span text:style-name="T19"><text:tab/></text:span></text:p>
            <text:p text:style-name="P7"><text:span text:style-name="T19"><text:tab/></text:span><text:span text:style-name="T19">var newPrivateProperty = …;</text:span></text:p>
            <text:p text:style-name="P7"><text:span text:style-name="T19"/></text:p>
            <text:p text:style-name="P7"><text:span text:style-name="T19"><text:tab/></text:span><text:span text:style-name="T19">object.newPublicProperty = …;</text:span></text:p>
            <text:p text:style-name="P7"><text:span text:style-name="T19"/></text:p>
            <text:p text:style-name="P7"><text:span text:style-name="T19"><text:tab/></text:span><text:span text:style-name="T19">return object;</text:span></text:p>
            <text:p text:style-name="P7"><text:span text:style-name="T5">}(ExampleModule || {}));</text:span></text:p>
          </draw:text-box>
        </draw:frame>
        <draw:custom-shape draw:style-name="gr23" draw:text-style-name="P17" draw:layer="layout" svg:width="3.6cm" svg:height="1.6cm" svg:x="19cm" svg:y="5.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7" draw:layer="layout" svg:width="11.4cm" svg:height="1.6cm" svg:x="2cm" svg:y="15.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0" draw:layer="layout" svg:width="25.191cm" svg:height="3.507cm" svg:x="1.399cm" svg:y="0.837cm" presentation:class="title">
          <draw:text-box>
            <text:p>Why ExampleModule || {}</text:p>
          </draw:text-box>
        </draw:frame>
        <draw:frame presentation:style-name="pr11" draw:layer="layout" svg:width="25.191cm" svg:height="12.183cm" svg:x="1.399cm" svg:y="4.915cm" presentation:class="outline">
          <draw:text-box>
            <text:list text:style-name="L2">
              <text:list-item>
                <text:p>If <text:span text:style-name="T20">ExampleModule</text:span><text:span text:style-name="T21"> </text:span><text:span text:style-name="T22">exists</text:span></text:p>
                <text:p><text:span text:style-name="T23">use</text:span><text:span text:style-name="T21"> it</text:span></text:p>
              </text:list-item>
              <text:list-item>
                <text:p>Else <text:line-break/>create empty object</text:p>
              </text:list-item>
              <text:list-item>
                <text:p>Works with every file</text:p>
                <text:p/>
              </text:list-item>
            </text:list>
          </draw:text-box>
        </draw:frame>
        <draw:frame draw:style-name="gr25" draw:text-style-name="P18" draw:layer="layout" svg:width="18.223cm" svg:height="1.822cm" svg:x="4.977cm" svg:y="13.978cm">
          <draw:text-box>
            <text:p xml:id="id19" text:id="id19"><text:span text:style-name="T24">This is only one way to do it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Advanced Module Patterns</text:p>
          </draw:text-box>
        </draw:frame>
        <draw:frame presentation:style-name="pr4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Module Pattern with several files</text:p>
              </text:list-item>
              <text:list-item>
                <text:p>Load Order</text:p>
              </text:list-item>
              <text:list-item>
                <text:p>Private scope over several fi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Structure</text:p>
          </draw:text-box>
        </draw:frame>
        <draw:frame presentation:style-name="pr4" draw:text-style-name="P3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 text:style-name="P3">Module Pattern – An Overview</text:p>
              </text:list-item>
              <text:list-item>
                <text:p text:style-name="P3"><text:span text:style-name="T3">Advantages of the Module Pattern</text:span></text:p>
              </text:list-item>
              <text:list-item>
                <text:p text:style-name="P3">Disadvantages of the Module Pattern</text:p>
              </text:list-item>
              <text:list-item>
                <text:p text:style-name="P3">Our Application: Tic Tac Toe</text:p>
              </text:list-item>
              <text:list-item>
                <text:p text:style-name="P3"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" draw:text-style-name="P3" draw:layer="layout" svg:width="25.191cm" svg:height="3.507cm" svg:x="1.399cm" svg:y="0.837cm" presentation:class="title">
          <draw:text-box>
            <text:list text:style-name="L1">
              <text:list-header>
                <text:p text:style-name="P3">Advantages of the Module Pattern</text:p>
              </text:list-header>
            </text:list>
          </draw:text-box>
        </draw:frame>
        <draw:frame presentation:style-name="pr9" draw:layer="layout" svg:width="25.191cm" svg:height="12.183cm" svg:x="1.399cm" svg:y="4.915cm" presentation:class="outline">
          <draw:text-box>
            <text:list text:style-name="L2">
              <text:list-item>
                <text:p>Work independently of the rest of the code (can be changed/removed/added easily with little impact on the rest of code[except public part])</text:p>
              </text:list-item>
              <text:list-item>
                <text:p>Keeps variables out of global space (no varname conflict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Structure</text:p>
          </draw:text-box>
        </draw:frame>
        <draw:frame presentation:style-name="pr4" draw:text-style-name="P3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 text:style-name="P3">Module Pattern – An Overview</text:p>
              </text:list-item>
              <text:list-item>
                <text:p text:style-name="P3">Advantages of the Module Pattern</text:p>
              </text:list-item>
              <text:list-item>
                <text:p text:style-name="P3"><text:span text:style-name="T3">Disadvantages of the Module Pattern</text:span></text:p>
              </text:list-item>
              <text:list-item>
                <text:p text:style-name="P3">Our Application: Tic Tac Toe</text:p>
              </text:list-item>
              <text:list-item>
                <text:p text:style-name="P3"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Disadvantages of the Module Pattern</text:p>
          </draw:text-box>
        </draw:frame>
        <draw:frame presentation:style-name="pr9" draw:layer="layout" svg:width="25.191cm" svg:height="12.183cm" svg:x="1.399cm" svg:y="4.915cm" presentation:class="outline">
          <draw:text-box>
            <text:list text:style-name="L2">
              <text:list-item>
                <text:p>No inheritance</text:p>
              </text:list-item>
              <text:list-item>
                <text:p>More disadvantag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Structure</text:p>
          </draw:text-box>
        </draw:frame>
        <draw:frame presentation:style-name="pr4" draw:text-style-name="P3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 text:style-name="P3">Module Pattern – An Overview</text:p>
              </text:list-item>
              <text:list-item>
                <text:p text:style-name="P3">Advantages of the Module Pattern</text:p>
              </text:list-item>
              <text:list-item>
                <text:p text:style-name="P3">Disadvantages of the Module Pattern</text:p>
              </text:list-item>
              <text:list-item>
                <text:p text:style-name="P3"><text:span text:style-name="T3">Our Application: Tic Tac Toe</text:span></text:p>
              </text:list-item>
              <text:list-item>
                <text:p text:style-name="P3"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1" draw:text-style-name="P3" draw:layer="layout" svg:width="25.191cm" svg:height="3.507cm" svg:x="1.399cm" svg:y="0.837cm" presentation:class="title">
          <draw:text-box>
            <text:list text:style-name="L1">
              <text:list-header>
                <text:p text:style-name="P3">Our Application: Tic Tac Toe</text:p>
              </text:list-header>
            </text:list>
          </draw:text-box>
        </draw:frame>
        <draw:frame presentation:style-name="pr11" draw:layer="layout" svg:width="25.191cm" svg:height="12.183cm" svg:x="1.399cm" svg:y="4.915cm" presentation:class="outline" presentation:user-transformed="true">
          <draw:text-box>
            <text:list text:style-name="L2">
              <text:list-item>
                <text:p>Demonstration of the app</text:p>
              </text:list-item>
              <text:list-item>
                <text:p>Code excerpts(few)</text:p>
              </text:list-item>
              <text:list-item>
                <text:p>How the Module Pattern helped us achieve this and why it was usefu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Web app <text:span text:style-name="T20">structure</text:span></text:p>
          </draw:text-box>
        </draw:frame>
        <draw:frame presentation:style-name="pr11" draw:layer="layout" svg:width="25.191cm" svg:height="12.183cm" svg:x="1.399cm" svg:y="4.915cm" presentation:class="outline" presentation:user-transformed="true">
          <draw:text-box>
            <text:list text:style-name="L2">
              <text:list-item>
                <text:p>main <text:span text:style-name="T20">functionality</text:span> in one file</text:p>
              </text:list-item>
              <text:list-item>
                <text:p>4 different <text:span text:style-name="T20">strategies</text:span></text:p>
              </text:list-item>
              <text:list-item>
                <text:p>1 file per strategy to extend main module</text:p>
              </text:list-item>
              <text:list-item>
                <text:p>lazy loading of js files with LAB.j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10" draw:layer="layout" svg:width="25.191cm" svg:height="3.507cm" svg:x="1.399cm" svg:y="0.837cm" presentation:class="title" presentation:user-transformed="true">
          <draw:text-box>
            <text:p>Module creation</text:p>
          </draw:text-box>
        </draw:frame>
        <draw:frame presentation:style-name="pr12" draw:layer="layout" svg:width="25.191cm" svg:height="1.887cm" svg:x="1.2cm" svg:y="6.401cm" presentation:class="outline" presentation:user-transformed="true">
          <draw:text-box>
            <text:list text:style-name="L2">
              <text:list-item>
                <text:p>Loose augmentation</text:p>
              </text:list-item>
            </text:list>
          </draw:text-box>
        </draw:frame>
        <draw:frame draw:style-name="gr26" draw:text-style-name="P19" draw:layer="layout" svg:width="19.394cm" svg:height="6.665cm" svg:x="4.798cm" svg:y="10.139cm">
          <draw:text-box>
            <text:p><text:span text:style-name="T25">var TICTACTOEAreaObject = (function (object) {</text:span></text:p>
            <text:p><text:span text:style-name="T25"/></text:p>
            <text:p><text:span text:style-name="T25"><text:tab/></text:span><text:span text:style-name="T25">…</text:span></text:p>
            <text:p><text:span text:style-name="T25"/></text:p>
            <text:p><text:span text:style-name="T25"><text:tab/></text:span><text:span text:style-name="T25">return object;</text:span></text:p>
            <text:p><text:span text:style-name="T25">}(TICTACTOEAreaObject || {})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10" draw:layer="layout" svg:width="25.191cm" svg:height="3.507cm" svg:x="1.399cm" svg:y="0.837cm" presentation:class="title" presentation:user-transformed="true">
          <draw:text-box>
            <text:p>Private variables management</text:p>
          </draw:text-box>
        </draw:frame>
        <draw:frame draw:style-name="gr27" draw:text-style-name="P20" draw:layer="layout" svg:width="18.561cm" svg:height="8.687cm" svg:x="7.197cm" svg:y="11.403cm">
          <draw:text-box>
            <text:p><text:span text:style-name="T26">var _private = object._private = object._private || {};</text:span></text:p>
            <text:p><text:span text:style-name="T26"><text:tab/></text:span><text:span text:style-name="T26">var _seal = object._seal = object._seal || function () {</text:span></text:p>
            <text:p><text:span text:style-name="T26"><text:tab/></text:span><text:span text:style-name="T26"><text:tab/></text:span><text:span text:style-name="T26"><text:tab/></text:span><text:span text:style-name="T26">delete object._private;</text:span></text:p>
            <text:p><text:span text:style-name="T26"><text:tab/></text:span><text:span text:style-name="T26"><text:tab/></text:span><text:span text:style-name="T26"><text:tab/></text:span><text:span text:style-name="T26">delete object._seal;</text:span></text:p>
            <text:p><text:span text:style-name="T26"><text:tab/></text:span><text:span text:style-name="T26"><text:tab/></text:span><text:span text:style-name="T26"><text:tab/></text:span><text:span text:style-name="T26">delete object._unseal;</text:span></text:p>
            <text:p><text:span text:style-name="T26"><text:tab/></text:span><text:span text:style-name="T26"><text:tab/></text:span><text:span text:style-name="T26">};</text:span></text:p>
            <text:p><text:span text:style-name="T26"><text:tab/></text:span><text:span text:style-name="T26">var _unseal = object._unseal = object._unseal || function () {</text:span></text:p>
            <text:p><text:span text:style-name="T26"><text:tab/></text:span><text:span text:style-name="T26"><text:tab/></text:span><text:span text:style-name="T26"><text:tab/></text:span><text:span text:style-name="T26">object._private = _private;</text:span></text:p>
            <text:p><text:span text:style-name="T26"><text:tab/></text:span><text:span text:style-name="T26"><text:tab/></text:span><text:span text:style-name="T26"><text:tab/></text:span><text:span text:style-name="T26">object._seal = _seal;</text:span></text:p>
            <text:p><text:span text:style-name="T26"><text:tab/></text:span><text:span text:style-name="T26"><text:tab/></text:span><text:span text:style-name="T26"><text:tab/></text:span><text:span text:style-name="T26">object._unseal = _unseal;</text:span></text:p>
            <text:p><text:span text:style-name="T26"><text:tab/></text:span><text:span text:style-name="T26"><text:tab/></text:span><text:span text:style-name="T26">};</text:span></text:p>
          </draw:text-box>
        </draw:frame>
        <draw:frame draw:style-name="gr28" draw:text-style-name="P22" draw:layer="layout" svg:width="21.587cm" svg:height="4.571cm" svg:x="3.232cm" svg:y="5.001cm">
          <draw:text-box>
            <text:list text:style-name="L1">
              <text:list-item>
                <text:p text:style-name="P21"><text:span text:style-name="T27">_private provides variable</text:span></text:p>
              </text:list-item>
              <text:list-item>
                <text:p text:style-name="P21"><text:span text:style-name="T27">_seal called after init</text:span></text:p>
              </text:list-item>
              <text:list-item>
                <text:p text:style-name="P21"><text:span text:style-name="T27">_unseal to call before loading new module fil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1" draw:layer="layout" svg:width="25.191cm" svg:height="3.507cm" svg:x="1.399cm" svg:y="0.837cm" presentation:class="title">
          <draw:text-box>
            <text:p>Public/Private variables</text:p>
          </draw:text-box>
        </draw:frame>
        <draw:frame presentation:style-name="pr9" draw:layer="layout" svg:width="25.191cm" svg:height="12.183cm" svg:x="1.399cm" svg:y="4.915cm" presentation:class="outline">
          <draw:text-box>
            <text:list text:style-name="L2">
              <text:list-item>
                <text:p><text:span text:style-name="T3">object</text:span> contains all public variables</text:p>
              </text:list-item>
              <text:list-item>
                <text:p><text:span text:style-name="T3">_private </text:span><text:span text:style-name="T28">contains all file-shared private variables</text:span></text:p>
              </text:list-item>
              <text:list-item>
                <text:p><text:span text:style-name="T28">var name = … only accessible in that fi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presentation:style-name="pr1" draw:layer="layout" svg:width="25.191cm" svg:height="3.507cm" svg:x="1.399cm" svg:y="0.837cm" presentation:class="title">
          <draw:text-box>
            <text:p>Structure</text:p>
          </draw:text-box>
        </draw:frame>
        <draw:frame presentation:style-name="pr4" draw:text-style-name="P3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 text:style-name="P3">Module Pattern – An Overview</text:p>
              </text:list-item>
              <text:list-item>
                <text:p text:style-name="P3">Advantages of the Module Pattern</text:p>
              </text:list-item>
              <text:list-item>
                <text:p text:style-name="P3">Disadvantages of the Module Pattern</text:p>
              </text:list-item>
              <text:list-item>
                <text:p text:style-name="P3">Our Application: Tic Tac Toe</text:p>
              </text:list-item>
              <text:list-item>
                <text:p text:style-name="P3"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Standard-background" style:family="presentation">
      <style:graphic-properties draw:fill="solid" draw:fill-color="#0099ff" draw:fill-image-width="0cm" draw:fill-image-height="0cm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99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1cm" svg:height="3.507cm" svg:x="1.399cm" svg:y="0.837cm" presentation:class="title" presentation:placeholder="true">
        <draw:text-box/>
      </draw:frame>
      <draw:frame presentation:style-name="Standard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6T10:20:57.44</meta:creation-date>
    <meta:editing-duration>P2DT17H15M19S</meta:editing-duration>
    <meta:editing-cycles>51</meta:editing-cycles>
    <dc:date>2015-04-20T19:44:04.532420000</dc:date>
    <meta:generator>LibreOffice/4.4.2.2$MacOSX_X86_64 LibreOffice_project/c4c7d32d0d49397cad38d62472b0bc8acff48dd6</meta:generator>
    <meta:document-statistic meta:object-count="155"/>
  </office:meta>
</office:document-meta>
</file>